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20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7]" office:value-type="float" office:value="4.08" calcext:value-type="float">
            <text:p>4.08</text:p>
          </table:table-cell>
          <table:table-cell table:style-name="ce124" table:formula="of:=[.E67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7]" office:value-type="float" office:value="4.17" calcext:value-type="float">
            <text:p>4.17</text:p>
          </table:table-cell>
          <table:table-cell table:style-name="ce124" table:formula="of:=[.E77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06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6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8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50]" office:value-type="float" office:value="10.07" calcext:value-type="float">
            <text:p>10.07</text:p>
          </table:table-cell>
          <table:table-cell table:style-name="ce124" table:formula="of:=[.E250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61]" office:value-type="float" office:value="9.34" calcext:value-type="float">
            <text:p>9.34</text:p>
          </table:table-cell>
          <table:table-cell table:style-name="ce124" table:formula="of:=[.E261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5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23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5" table:formula="of:=[.D328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8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4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6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02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3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5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eine Fre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Wachsamkeit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table:formula="of:=[.D422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9" calcext:value-type="float">
            <text:p>13.3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13.34" calcext:value-type="float">
            <text:p>13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4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3" calcext:value-type="float">
            <text:p>13.34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3.345" calcext:value-type="float">
            <text:p>13.3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4" calcext:value-type="float">
            <text:p>13.34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6" calcext:value-type="float">
            <text:p>13.336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9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4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39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0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1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4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5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0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2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3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09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25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27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2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42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5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956">
          <table:table-cell table:number-columns-repeated="38"/>
        </table:table-row>
        <table:table-row table:style-name="ro6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17"/>
      </table:named-expressions>
      <table:database-ranges>
        <table:database-range table:name="SortierRange" table:target-range-address="Parallelstellen.C2:Parallelstellen.AM61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17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09:41:07.171635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6-27T11:51:16.534563147</dc:date>
    <meta:editing-duration>P3DT13H9M22S</meta:editing-duration>
    <meta:editing-cycles>583</meta:editing-cycles>
    <meta:generator>LibreOffice/6.3.5.2$Linux_X86_64 LibreOffice_project/30$Build-2</meta:generator>
    <meta:document-statistic meta:table-count="1" meta:cell-count="3938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